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3in"/>
    </style:style>
    <style:style style:name="co6" style:family="table-column">
      <style:table-column-properties fo:break-before="auto" style:column-width="0.5in"/>
    </style:style>
    <style:style style:name="ro1" style:family="table-row">
      <style:table-row-properties style:row-height="0.4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24pt" fo:font-weight="bold"/>
    </style:style>
    <style:style style:name="ce2" style:family="table-cell" style:parent-style-name="Default">
      <style:text-properties style:font-name="Helvetica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16pt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weight="bold"/>
    </style:style>
    <style:style style:name="ce6" style:family="table-cell" style:parent-style-name="Default">
      <style:text-properties style:font-name="Helvetica" fo:font-weight="bold"/>
    </style:style>
    <style:style style:name="ce7" style:family="table-cell" style:parent-style-name="Default">
      <style:text-properties style:font-name="Helvetica" fo:font-size="16pt" fo:font-weight="bold"/>
    </style:style>
  </office:automatic-styles>
  <office:body>
    <office:spreadsheet>
      <table:table table:name="OID Base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253" table:default-cell-style-name="ce2"/>
        <table:table-row table:style-name="ro1">
          <table:table-cell table:style-name="ce1" office:value-type="string">
            <text:p>OpenDS OID Base Definitions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IANA-Assigned Base OID</text:p>
          </table:table-cell>
          <table:table-cell office:value-type="string">
            <text:p>1.3.6.1.4.1.26027</text:p>
          </table:table-cell>
          <table:table-cell table:number-columns-repeated="253"/>
        </table:table-row>
        <table:table-row table:style-name="ro2">
          <table:table-cell office:value-type="string">
            <text:p>OpenDS Project Base OID</text:p>
          </table:table-cell>
          <table:table-cell office:value-type="string">
            <text:p>1.3.6.1.4.1.26027.1</text:p>
          </table:table-cell>
          <table:table-cell table:number-columns-repeated="253"/>
        </table:table-row>
        <table:table-row table:style-name="ro2">
          <table:table-cell office:value-type="string">
            <text:p>Attribute Type Base OID</text:p>
          </table:table-cell>
          <table:table-cell office:value-type="string">
            <text:p>1.3.6.1.4.1.26027.1.1</text:p>
          </table:table-cell>
          <table:table-cell table:number-columns-repeated="253"/>
        </table:table-row>
        <table:table-row table:style-name="ro2">
          <table:table-cell office:value-type="string">
            <text:p>Object Class Base OID</text:p>
          </table:table-cell>
          <table:table-cell office:value-type="string">
            <text:p>1.3.6.1.4.1.26027.1.2</text:p>
          </table:table-cell>
          <table:table-cell table:number-columns-repeated="253"/>
        </table:table-row>
        <table:table-row table:style-name="ro2">
          <table:table-cell office:value-type="string">
            <text:p>Attribute Syntax Base OID</text:p>
          </table:table-cell>
          <table:table-cell office:value-type="string">
            <text:p>1.3.6.1.4.1.26027.1.3</text:p>
          </table:table-cell>
          <table:table-cell table:number-columns-repeated="253"/>
        </table:table-row>
        <table:table-row table:style-name="ro2">
          <table:table-cell office:value-type="string">
            <text:p>Matching Rule Base OID</text:p>
          </table:table-cell>
          <table:table-cell office:value-type="string">
            <text:p>1.3.6.1.4.1.26027.1.4</text:p>
          </table:table-cell>
          <table:table-cell table:number-columns-repeated="253"/>
        </table:table-row>
        <table:table-row table:style-name="ro2">
          <table:table-cell office:value-type="string">
            <text:p>Control Base OID</text:p>
          </table:table-cell>
          <table:table-cell office:value-type="string">
            <text:p>1.3.6.1.4.1.26027.1.5</text:p>
          </table:table-cell>
          <table:table-cell table:number-columns-repeated="253"/>
        </table:table-row>
        <table:table-row table:style-name="ro2">
          <table:table-cell office:value-type="string">
            <text:p>Extended Operation Base OID</text:p>
          </table:table-cell>
          <table:table-cell office:value-type="string">
            <text:p>1.3.6.1.4.1.26027.1.6</text:p>
          </table:table-cell>
          <table:table-cell table:number-columns-repeated="253"/>
        </table:table-row>
        <table:table-row table:style-name="ro2">
          <table:table-cell office:value-type="string">
            <text:p>General Use Base OID</text:p>
          </table:table-cell>
          <table:table-cell office:value-type="string">
            <text:p>1.3.6.1.4.1.26027.1.9</text:p>
          </table:table-cell>
          <table:table-cell table:number-columns-repeated="253"/>
        </table:table-row>
        <table:table-row table:style-name="ro2">
          <table:table-cell office:value-type="string">
            <text:p>Experimental Base OID</text:p>
          </table:table-cell>
          <table:table-cell office:value-type="string">
            <text:p>1.3.6.1.4.1.26027.1.999</text:p>
          </table:table-cell>
          <table:table-cell table:number-columns-repeated="253"/>
        </table:table-row>
        <table:table-row table:style-name="ro2" table:number-rows-repeated="65523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Attribute Typ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Type Definitions</text:p>
          </table:table-cell>
          <table:table-cell table:style-name="ce6" table:number-columns-repeated="2"/>
          <table:table-cell table:style-name="ce5"/>
          <table:table-cell table:style-name="ce6" table:number-columns-repeated="252"/>
        </table:table-row>
        <table:table-row table:style-name="ro3">
          <table:table-cell table:style-name="ce3" office:value-type="string">
            <text:p>Base OID for Attribute Types: <text:s/>1.3.6.1.4.1.26027.1.1</text:p>
          </table:table-cell>
          <table:table-cell table:style-name="ce7" table:number-columns-repeated="2"/>
          <table:table-cell table:style-name="ce3"/>
          <table:table-cell table:style-name="ce7"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Types</text:p>
          </table:table-cell>
          <table:table-cell table:style-name="ce6" table:number-columns-repeated="2"/>
          <table:table-cell table:style-name="ce5" office:value-type="string">
            <text:p>OIDs for Proposed Standard Attribute Typ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l-handler-class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cl-handler-enabled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lert-handler-class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alert-handler-enabled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allow-attribute-name-exceptions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allowed-client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allow-ldapv2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allow-start-tls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allow-tcp-reuse-address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backend-base-dn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ackend-class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backend-directory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backend-enabled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backend-id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backend-index-entry-limit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backend-subtree-delete-size-limit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alternate-bind-dn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certificate-attribute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certificate-mapper-class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certificate-mapper-enabled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check-schema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client-certificate-validation-policy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connection-handler-class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connection-handler-enabled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atabase-cache-percent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database-cleaner-min-utilization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database-cache-size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database-run-clean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database-txn-no-sync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database-txn-write-no-sync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default-severity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denied-client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enable-profiling-on-startup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entry-cache-class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entry-cache-enabled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extended-operation-handler-class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extended-operation-handler-enabled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exclude-filter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cfg-fixed-time-limit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index-attribute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index-entry-limit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index-typ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include-filt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invalid-attribute-syntax-behavio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kdc-address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keytab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keep-stats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key-manager-provider-class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key-manager-provider-enable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cfg-key-store-file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key-store-pin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key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key-store-pin-file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cfg-key-store-pin-property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key-store-type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listen-address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listen-port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lock-timeout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og-file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logger-class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logger-enabled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matching-rule-class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matching-rule-enabled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cfg-max-allowed-client-connections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max-entries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cfg-max-memory-percent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cfg-max-request-size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max-work-queue-capacity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cfg-monitor-provider-class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cfg-monitor-provider-enabled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cfg-notify-abandoned-operations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num-request-handlers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num-worker-threads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override-severity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password-storage-scheme-class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password-storage-scheme-enabled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cfg-password-validator-class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cfg-password-validator-enabled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fg-plugin-class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s-cfg-plugin-enabled</text:p>
          </table:table-cell>
          <table:table-cell table:number-columns-repeated="25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ds-cfg-plugin-type</text:p>
          </table:table-cell>
          <table:table-cell table:number-columns-repeated="254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ds-cfg-profile-action</text:p>
          </table:table-cell>
          <table:table-cell table:number-columns-repeated="254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ds-cfg-profile-directory</text:p>
          </table:table-cell>
          <table:table-cell table:number-columns-repeated="25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s-cfg-profiler-state</text:p>
          </table:table-cell>
          <table:table-cell table:number-columns-repeated="25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ds-cfg-profile-sample-interval</text:p>
          </table:table-cell>
          <table:table-cell table:number-columns-repeated="25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ds-cfg-realm</text:p>
          </table:table-cell>
          <table:table-cell table:number-columns-repeated="25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ds-recurring-task-class-name</text:p>
          </table:table-cell>
          <table:table-cell table:number-columns-repeated="254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ds-recurring-task-id</text:p>
          </table:table-cell>
          <table:table-cell table:number-columns-repeated="254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ds-cfg-rotation-action</text:p>
          </table:table-cell>
          <table:table-cell table:number-columns-repeated="254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ds-cfg-rotation-policy</text:p>
          </table:table-cell>
          <table:table-cell table:number-columns-repeated="254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ds-cfg-retention-policy</text:p>
          </table:table-cell>
          <table:table-cell table:number-columns-repeated="254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ds-cfg-number-of-files</text:p>
          </table:table-cell>
          <table:table-cell table:number-columns-repeated="254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ds-cfg-disk-space-used</text:p>
          </table:table-cell>
          <table:table-cell table:number-columns-repeated="254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ds-cfg-free-disk-space</text:p>
          </table:table-cell>
          <table:table-cell table:number-columns-repeated="254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ds-task-shutdown-message</text:p>
          </table:table-cell>
          <table:table-cell table:number-columns-repeated="254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ds-task-actual-start-time</text:p>
          </table:table-cell>
          <table:table-cell table:number-columns-repeated="254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ds-cfg-task-backing-file</text:p>
          </table:table-cell>
          <table:table-cell table:number-columns-repeated="254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ds-task-class-name</text:p>
          </table:table-cell>
          <table:table-cell table:number-columns-repeated="254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ds-task-completion-time</text:p>
          </table:table-cell>
          <table:table-cell table:number-columns-repeated="254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ds-task-dependency-id</text:p>
          </table:table-cell>
          <table:table-cell table:number-columns-repeated="254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ds-task-failed-dependency-action</text:p>
          </table:table-cell>
          <table:table-cell table:number-columns-repeated="254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ds-task-id</text:p>
          </table:table-cell>
          <table:table-cell table:number-columns-repeated="254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ds-task-log-message</text:p>
          </table:table-cell>
          <table:table-cell table:number-columns-repeated="254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ds-task-notify-on-completion</text:p>
          </table:table-cell>
          <table:table-cell table:number-columns-repeated="254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ds-task-notify-on-error</text:p>
          </table:table-cell>
          <table:table-cell table:number-columns-repeated="254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ds-cfg-task-retention-time</text:p>
          </table:table-cell>
          <table:table-cell table:number-columns-repeated="254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s-task-scheduled-start-time</text:p>
          </table:table-cell>
          <table:table-cell table:number-columns-repeated="254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ds-task-state</text:p>
          </table:table-cell>
          <table:table-cell table:number-columns-repeated="254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ds-cfg-thread-time-interval</text:p>
          </table:table-cell>
          <table:table-cell table:number-columns-repeated="254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ds-cfg-buffer-size</text:p>
          </table:table-cell>
          <table:table-cell table:number-columns-repeated="254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ds-cfg-sasl-mechanism-handler-class</text:p>
          </table:table-cell>
          <table:table-cell table:number-columns-repeated="254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ds-cfg-sasl-mechanism-handler-enabled</text:p>
          </table:table-cell>
          <table:table-cell table:number-columns-repeated="254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ds-cfg-schema-entry-dn</text:p>
          </table:table-cell>
          <table:table-cell table:number-columns-repeated="254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s-cfg-send-rejection-notice</text:p>
          </table:table-cell>
          <table:table-cell table:number-columns-repeated="254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ds-cfg-server-fqdn</text:p>
          </table:table-cell>
          <table:table-cell table:number-columns-repeated="254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ds-task-shutdown-password</text:p>
          </table:table-cell>
          <table:table-cell table:number-columns-repeated="254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ds-cfg-single-structural-objectclass-behavior</text:p>
          </table:table-cell>
          <table:table-cell table:number-columns-repeated="254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ds-cfg-size-limit</text:p>
          </table:table-cell>
          <table:table-cell table:number-columns-repeated="254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ds-cfg-ssl-client-auth-policy</text:p>
          </table:table-cell>
          <table:table-cell table:number-columns-repeated="254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ds-cfg-ssl-cert-nickname</text:p>
          </table:table-cell>
          <table:table-cell table:number-columns-repeated="254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ds-cfg-strict-telephone-number-format</text:p>
          </table:table-cell>
          <table:table-cell table:number-columns-repeated="254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ds-cfg-subordinate-base-dn</text:p>
          </table:table-cell>
          <table:table-cell table:number-columns-repeated="254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ds-cfg-suppress-internal-operations</text:p>
          </table:table-cell>
          <table:table-cell table:number-columns-repeated="254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ds-cfg-syntax-class</text:p>
          </table:table-cell>
          <table:table-cell table:number-columns-repeated="254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ds-cfg-syntax-enabled</text:p>
          </table:table-cell>
          <table:table-cell table:number-columns-repeated="254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ds-cfg-time-of-day</text:p>
          </table:table-cell>
          <table:table-cell table:number-columns-repeated="254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ds-cfg-trust-manager-provider-class</text:p>
          </table:table-cell>
          <table:table-cell table:number-columns-repeated="254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ds-cfg-trust-manager-provider-enabled</text:p>
          </table:table-cell>
          <table:table-cell table:number-columns-repeated="254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ds-cfg-trust-store-file</text:p>
          </table:table-cell>
          <table:table-cell table:number-columns-repeated="254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ds-cfg-trust-store-pin</text:p>
          </table:table-cell>
          <table:table-cell table:number-columns-repeated="254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ds-cfg-trust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ds-cfg-trust-store-pin-file</text:p>
          </table:table-cell>
          <table:table-cell table:number-columns-repeated="254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ds-cfg-trust-store-pin-property</text:p>
          </table:table-cell>
          <table:table-cell table:number-columns-repeated="254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ds-cfg-trust-store-type</text:p>
          </table:table-cell>
          <table:table-cell table:number-columns-repeated="254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ds-cfg-user-base-dn</text:p>
          </table:table-cell>
          <table:table-cell table:number-columns-repeated="254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ds-cfg-user-name-attribute</text:p>
          </table:table-cell>
          <table:table-cell table:number-columns-repeated="254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ds-cfg-use-ssl</text:p>
          </table:table-cell>
          <table:table-cell table:number-columns-repeated="254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ds-cfg-use-tcp-keepalive</text:p>
          </table:table-cell>
          <table:table-cell table:number-columns-repeated="254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ds-cfg-use-tcp-nodelay</text:p>
          </table:table-cell>
          <table:table-cell table:number-columns-repeated="254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ds-cfg-allow-zero-length-values</text:p>
          </table:table-cell>
          <table:table-cell table:number-columns-repeated="254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ds-cfg-show-all-attributes</text:p>
          </table:table-cell>
          <table:table-cell table:number-columns-repeated="254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ds-cfg-add-missing-rdn-attributes</text:p>
          </table:table-cell>
          <table:table-cell table:number-columns-repeated="254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ds-cfg-server-error-result-code</text:p>
          </table:table-cell>
          <table:table-cell table:number-columns-repeated="254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ds-cfg-identity-mapper-class</text:p>
          </table:table-cell>
          <table:table-cell table:number-columns-repeated="254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ds-cfg-identity-mapper-enabled</text:p>
          </table:table-cell>
          <table:table-cell table:number-columns-repeated="254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ds-cfg-match-attribute</text:p>
          </table:table-cell>
          <table:table-cell table:number-columns-repeated="254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ds-cfg-match-base-dn</text:p>
          </table:table-cell>
          <table:table-cell table:number-columns-repeated="254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ds-cfg-identity-mapper-dn</text:p>
          </table:table-cell>
          <table:table-cell table:number-columns-repeated="254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ds-cfg-proxied-authorization-identity-mapper-dn</text:p>
          </table:table-cell>
          <table:table-cell table:number-columns-repeated="254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ds-cfg-time-limit</text:p>
          </table:table-cell>
          <table:table-cell table:number-columns-repeated="254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ds-rlim-size-limit</text:p>
          </table:table-cell>
          <table:table-cell table:number-columns-repeated="254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ds-rlim-time-limit</text:p>
          </table:table-cell>
          <table:table-cell table:number-columns-repeated="254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ds-cfg-accept-backlog</text:p>
          </table:table-cell>
          <table:table-cell table:number-columns-repeated="254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ds-cfg-synchronization-provider-class</text:p>
          </table:table-cell>
          <table:table-cell table:number-columns-repeated="254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ds-cfg-synchronization-provider-enabled</text:p>
          </table:table-cell>
          <table:table-cell table:number-columns-repeated="254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ds-sync-hist</text:p>
          </table:table-cell>
          <table:table-cell table:number-columns-repeated="254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ds-cfg-receive-status</text:p>
          </table:table-cell>
          <table:table-cell table:number-columns-repeated="254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ds-cfg-changelog-port</text:p>
          </table:table-cell>
          <table:table-cell table:number-columns-repeated="254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ds-config-server-id</text:p>
          </table:table-cell>
          <table:table-cell table:number-columns-repeated="254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ds-config-changelog-server</text:p>
          </table:table-cell>
          <table:table-cell table:number-columns-repeated="254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ds-cfg-writability-mode</text:p>
          </table:table-cell>
          <table:table-cell table:number-columns-repeated="254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ds-cfg-backend-writability-mode</text:p>
          </table:table-cell>
          <table:table-cell table:number-columns-repeated="254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ds-cfg-bind-with-dn-requires-password</text:p>
          </table:table-cell>
          <table:table-cell table:number-columns-repeated="254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ds-cfg-max-receive-queue</text:p>
          </table:table-cell>
          <table:table-cell table:number-columns-repeated="254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ds-cfg-max-receive-delay</text:p>
          </table:table-cell>
          <table:table-cell table:number-columns-repeated="254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ds-cfg-max-send-queue</text:p>
          </table:table-cell>
          <table:table-cell table:number-columns-repeated="254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ds-cfg-max-send-delay</text:p>
          </table:table-cell>
          <table:table-cell table:number-columns-repeated="254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ds-cfg-maximum-password-length</text:p>
          </table:table-cell>
          <table:table-cell table:number-columns-repeated="254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ds-cfg-minimum-password-length</text:p>
          </table:table-cell>
          <table:table-cell table:number-columns-repeated="254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ds-cfg-password-character-set</text:p>
          </table:table-cell>
          <table:table-cell table:number-columns-repeated="254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ds-cfg-password-format</text:p>
          </table:table-cell>
          <table:table-cell table:number-columns-repeated="254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ds-cfg-password-generator-class</text:p>
          </table:table-cell>
          <table:table-cell table:number-columns-repeated="254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ds-cfg-password-generator-enabled</text:p>
          </table:table-cell>
          <table:table-cell table:number-columns-repeated="254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ds-cfg-account-status-notification-handler-dn</text:p>
          </table:table-cell>
          <table:table-cell table:number-columns-repeated="254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ds-cfg-allow-expired-password-changes</text:p>
          </table:table-cell>
          <table:table-cell table:number-columns-repeated="254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ds-cfg-allow-pre-encoded-passwords</text:p>
          </table:table-cell>
          <table:table-cell table:number-columns-repeated="254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ds-cfg-allow-user-password-changes</text:p>
          </table:table-cell>
          <table:table-cell table:number-columns-repeated="254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ds-cfg-default-password-storage-scheme</text:p>
          </table:table-cell>
          <table:table-cell table:number-columns-repeated="254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ds-cfg-deprecated-password-storage-scheme</text:p>
          </table:table-cell>
          <table:table-cell table:number-columns-repeated="254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ds-cfg-expire-passwords-without-warning</text:p>
          </table:table-cell>
          <table:table-cell table:number-columns-repeated="254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ds-cfg-force-change-on-reset</text:p>
          </table:table-cell>
          <table:table-cell table:number-columns-repeated="254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ds-cfg-grace-login-count</text:p>
          </table:table-cell>
          <table:table-cell table:number-columns-repeated="254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ds-cfg-idle-lockout-interval</text:p>
          </table:table-cell>
          <table:table-cell table:number-columns-repeated="254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ds-cfg-last-login-time-attribute</text:p>
          </table:table-cell>
          <table:table-cell table:number-columns-repeated="254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ds-cfg-last-login-time-format</text:p>
          </table:table-cell>
          <table:table-cell table:number-columns-repeated="254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ds-cfg-lockout-duration</text:p>
          </table:table-cell>
          <table:table-cell table:number-columns-repeated="254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ds-cfg-lockout-failure-count</text:p>
          </table:table-cell>
          <table:table-cell table:number-columns-repeated="254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ds-cfg-lockout-failure-expiration-interval</text:p>
          </table:table-cell>
          <table:table-cell table:number-columns-repeated="254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ds-cfg-maximum-password-age</text:p>
          </table:table-cell>
          <table:table-cell table:number-columns-repeated="254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ds-cfg-maximum-password-reset-age</text:p>
          </table:table-cell>
          <table:table-cell table:number-columns-repeated="254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ds-cfg-minimum-password-age</text:p>
          </table:table-cell>
          <table:table-cell table:number-columns-repeated="254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ds-cfg-password-attribute</text:p>
          </table:table-cell>
          <table:table-cell table:number-columns-repeated="254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ds-cfg-password-expiration-warning-interval</text:p>
          </table:table-cell>
          <table:table-cell table:number-columns-repeated="254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ds-cfg-password-generator-dn</text:p>
          </table:table-cell>
          <table:table-cell table:number-columns-repeated="254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ds-cfg-password-validator-dn</text:p>
          </table:table-cell>
          <table:table-cell table:number-columns-repeated="254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ds-cfg-previous-last-login-time-format</text:p>
          </table:table-cell>
          <table:table-cell table:number-columns-repeated="254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ds-cfg-require-change-by-time</text:p>
          </table:table-cell>
          <table:table-cell table:number-columns-repeated="254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ds-cfg-password-change-requires-current-password</text:p>
          </table:table-cell>
          <table:table-cell table:number-columns-repeated="254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ds-cfg-require-secure-authentication</text:p>
          </table:table-cell>
          <table:table-cell table:number-columns-repeated="254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ds-cfg-require-secure-password-changes</text:p>
          </table:table-cell>
          <table:table-cell table:number-columns-repeated="254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ds-cfg-skip-validation-for-administrators</text:p>
          </table:table-cell>
          <table:table-cell table:number-columns-repeated="254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ds-cfg-default-password-policy</text:p>
          </table:table-cell>
          <table:table-cell table:number-columns-repeated="254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ds-pwp-last-login-time</text:p>
          </table:table-cell>
          <table:table-cell table:number-columns-repeated="254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ds-pwp-password-changed-by-required-time</text:p>
          </table:table-cell>
          <table:table-cell table:number-columns-repeated="254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ds-pwp-reset-time</text:p>
          </table:table-cell>
          <table:table-cell table:number-columns-repeated="254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ds-pwp-warned-time</text:p>
          </table:table-cell>
          <table:table-cell table:number-columns-repeated="254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ds-pwp-account-disabled</text:p>
          </table:table-cell>
          <table:table-cell table:number-columns-repeated="254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ds-cfg-force-change-on-add</text:p>
          </table:table-cell>
          <table:table-cell table:number-columns-repeated="254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ds-cfg-allow-multiple-password-values</text:p>
          </table:table-cell>
          <table:table-cell table:number-columns-repeated="254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ds-task-import-ldif-file</text:p>
          </table:table-cell>
          <table:table-cell table:number-columns-repeated="254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ds-task-import-append</text:p>
          </table:table-cell>
          <table:table-cell table:number-columns-repeated="254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ds-task-import-replace-existing</text:p>
          </table:table-cell>
          <table:table-cell table:number-columns-repeated="254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s-task-import-backend-id</text:p>
          </table:table-cell>
          <table:table-cell table:number-columns-repeated="254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ds-task-import-include-branch</text:p>
          </table:table-cell>
          <table:table-cell table:number-columns-repeated="254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ds-task-import-exclude-branch</text:p>
          </table:table-cell>
          <table:table-cell table:number-columns-repeated="254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ds-task-import-include-attribute</text:p>
          </table:table-cell>
          <table:table-cell table:number-columns-repeated="254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ds-task-import-exclude-attribute</text:p>
          </table:table-cell>
          <table:table-cell table:number-columns-repeated="254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ds-task-import-include-filter</text:p>
          </table:table-cell>
          <table:table-cell table:number-columns-repeated="254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ds-task-import-exclude-filter</text:p>
          </table:table-cell>
          <table:table-cell table:number-columns-repeated="254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ds-task-import-reject-file</text:p>
          </table:table-cell>
          <table:table-cell table:number-columns-repeated="254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ds-task-import-overwrite-rejects</text:p>
          </table:table-cell>
          <table:table-cell table:number-columns-repeated="254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ds-task-import-skip-schema-validation</text:p>
          </table:table-cell>
          <table:table-cell table:number-columns-repeated="254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ds-task-import-is-compressed</text:p>
          </table:table-cell>
          <table:table-cell table:number-columns-repeated="254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ds-task-import-is-encrypted</text:p>
          </table:table-cell>
          <table:table-cell table:number-columns-repeated="254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ds-task-restart-server</text:p>
          </table:table-cell>
          <table:table-cell table:number-columns-repeated="254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ds-cfg-synchronization-dn</text:p>
          </table:table-cell>
          <table:table-cell table:number-columns-repeated="254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ds-sync-state</text:p>
          </table:table-cell>
          <table:table-cell table:number-columns-repeated="254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ds-cfg-backup-directory</text:p>
          </table:table-cell>
          <table:table-cell table:number-columns-repeated="254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ds-backup-compressed</text:p>
          </table:table-cell>
          <table:table-cell table:number-columns-repeated="254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ds-backup-date</text:p>
          </table:table-cell>
          <table:table-cell table:number-columns-repeated="254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ds-backup-dependency</text:p>
          </table:table-cell>
          <table:table-cell table:number-columns-repeated="254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ds-backup-directory-path</text:p>
          </table:table-cell>
          <table:table-cell table:number-columns-repeated="254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ds-backup-encrypted</text:p>
          </table:table-cell>
          <table:table-cell table:number-columns-repeated="254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ds-backup-id</text:p>
          </table:table-cell>
          <table:table-cell table:number-columns-repeated="254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ds-backup-incremental</text:p>
          </table:table-cell>
          <table:table-cell table:number-columns-repeated="254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ds-backup-signed-hash</text:p>
          </table:table-cell>
          <table:table-cell table:number-columns-repeated="254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ds-backup-unsigned-hash</text:p>
          </table:table-cell>
          <table:table-cell table:number-columns-repeated="254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ds-backup-backend-dn</text:p>
          </table:table-cell>
          <table:table-cell table:number-columns-repeated="254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ds-task-export-ldif-file</text:p>
          </table:table-cell>
          <table:table-cell table:number-columns-repeated="254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s-task-export-append-to-ldif</text:p>
          </table:table-cell>
          <table:table-cell table:number-columns-repeated="254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ds-task-export-backend-id</text:p>
          </table:table-cell>
          <table:table-cell table:number-columns-repeated="254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ds-task-export-include-branch</text:p>
          </table:table-cell>
          <table:table-cell table:number-columns-repeated="254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ds-task-export-exclude-branch</text:p>
          </table:table-cell>
          <table:table-cell table:number-columns-repeated="254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ds-task-export-include-attribute</text:p>
          </table:table-cell>
          <table:table-cell table:number-columns-repeated="254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ds-task-export-exclude-attribute</text:p>
          </table:table-cell>
          <table:table-cell table:number-columns-repeated="254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ds-task-export-include-filter</text:p>
          </table:table-cell>
          <table:table-cell table:number-columns-repeated="254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ds-task-export-exclude-filter</text:p>
          </table:table-cell>
          <table:table-cell table:number-columns-repeated="254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ds-task-export-wrap-column</text:p>
          </table:table-cell>
          <table:table-cell table:number-columns-repeated="254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ds-task-export-compress-ldif</text:p>
          </table:table-cell>
          <table:table-cell table:number-columns-repeated="254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ds-task-export-encrypt-ldif</text:p>
          </table:table-cell>
          <table:table-cell table:number-columns-repeated="254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ds-task-export-sign-hash</text:p>
          </table:table-cell>
          <table:table-cell table:number-columns-repeated="254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ds-task-restore-verify-only</text:p>
          </table:table-cell>
          <table:table-cell table:number-columns-repeated="254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ds-task-backup-backend-id</text:p>
          </table:table-cell>
          <table:table-cell table:number-columns-repeated="254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ds-task-backup-all</text:p>
          </table:table-cell>
          <table:table-cell table:number-columns-repeated="254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ds-task-backup-incremental</text:p>
          </table:table-cell>
          <table:table-cell table:number-columns-repeated="254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ds-task-backup-incremental-base-id</text:p>
          </table:table-cell>
          <table:table-cell table:number-columns-repeated="254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ds-task-backup-compress</text:p>
          </table:table-cell>
          <table:table-cell table:number-columns-repeated="254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ds-task-backup-encrypt</text:p>
          </table:table-cell>
          <table:table-cell table:number-columns-repeated="254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ds-task-backup-hash</text:p>
          </table:table-cell>
          <table:table-cell table:number-columns-repeated="254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ds-task-backup-sign-hash</text:p>
          </table:table-cell>
          <table:table-cell table:number-columns-repeated="254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ds-cfg-backend-preload-time-limit</text:p>
          </table:table-cell>
          <table:table-cell table:number-columns-repeated="254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ds-cfg-backend-import-temp-directory</text:p>
          </table:table-cell>
          <table:table-cell table:number-columns-repeated="254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ds-cfg-backend-import-buffer-size</text:p>
          </table:table-cell>
          <table:table-cell table:number-columns-repeated="254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ds-cfg-backend-import-queue-size</text:p>
          </table:table-cell>
          <table:table-cell table:number-columns-repeated="254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ds-cfg-backend-import-thread-count</text:p>
          </table:table-cell>
          <table:table-cell table:number-columns-repeated="254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ds-cfg-backend-entries-compressed</text:p>
          </table:table-cell>
          <table:table-cell table:number-columns-repeated="254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ds-cfg-backend-deadlock-retry-limit</text:p>
          </table:table-cell>
          <table:table-cell table:number-columns-repeated="254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ds-cfg-database-evictor-lru-only</text:p>
          </table:table-cell>
          <table:table-cell table:number-columns-repeated="254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ds-cfg-database-evictor-nodes-per-scan</text:p>
          </table:table-cell>
          <table:table-cell table:number-columns-repeated="254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ds-cfg-database-log-file-max</text:p>
          </table:table-cell>
          <table:table-cell table:number-columns-repeated="254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ds-cfg-database-logging-file-handler-on</text:p>
          </table:table-cell>
          <table:table-cell table:number-columns-repeated="254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ds-cfg-database-logging-level</text:p>
          </table:table-cell>
          <table:table-cell table:number-columns-repeated="254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ds-cfg-database-checkpointer-bytes-interval</text:p>
          </table:table-cell>
          <table:table-cell table:number-columns-repeated="254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ds-cfg-database-checkpointer-wakeup-interval</text:p>
          </table:table-cell>
          <table:table-cell table:number-columns-repeated="254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ds-cfg-database-num-lock-tables</text:p>
          </table:table-cell>
          <table:table-cell table:number-columns-repeated="254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ds-cfg-work-queue-class</text:p>
          </table:table-cell>
          <table:table-cell table:number-columns-repeated="254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ds-cfg-backend-import-pass-size</text:p>
          </table:table-cell>
          <table:table-cell table:number-columns-repeated="254"/>
        </table:table-row>
        <table:table-row table:style-name="ro4">
          <table:table-cell office:value-type="float" office:value="278">
            <text:p>278</text:p>
          </table:table-cell>
          <table:table-cell office:value-type="string">
            <text:p>ds-cfg-changelog-server-id</text:p>
          </table:table-cell>
          <table:table-cell table:number-columns-repeated="254"/>
        </table:table-row>
        <table:table-row table:style-name="ro4">
          <table:table-cell office:value-type="float" office:value="279">
            <text:p>279</text:p>
          </table:table-cell>
          <table:table-cell office:value-type="string">
            <text:p>ds-cfg-directory-server-id</text:p>
          </table:table-cell>
          <table:table-cell table:number-columns-repeated="254"/>
        </table:table-row>
        <table:table-row table:style-name="ro2" table:number-rows-repeated="6525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bject Class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Object Class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2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Object Classes</text:p>
          </table:table-cell>
          <table:table-cell table:style-name="ce6" table:number-columns-repeated="2"/>
          <table:table-cell table:style-name="ce5" office:value-type="string">
            <text:p>OIDs for Proposed Standard Object Clas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cess-control-handler</text:p>
          </table:table-cell>
          <table:table-cell/>
          <table:table-cell office:value-type="float" office:value="900">
            <text:p>900</text:p>
          </table:table-cell>
          <table:table-cell office:value-type="string">
            <text:p>untypedObject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lert-handler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ttribute-syntax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telephone-number-attribute-syntax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backend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je-backend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je-database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je-index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schema-backend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ranch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certificate-mapper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connection-handler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ldap-connection-handler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entry-cache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fifo-entry-cache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soft-reference-entry-cache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extended-operation-handler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key-manager-provider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file-based-key-manager-provider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pkcs11-key-manager-provider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logger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access-logger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error-logger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ebug-logger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file-based-access-logger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file-based-debug-logger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file-based-error-logg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matching-rule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approximate-matching-rule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equality-matching-rule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ordering-matching-rule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substring-matching-rule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monitor-provider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password-storage-scheme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password-validator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plugin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profiler-plugin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recurring-task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root-config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root-dn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root-ds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sasl-mechanism-handl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external-sasl-mechanism-handle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plain-sasl-mechanism-handler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cram-md5-sasl-mechanism-handler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digest-md5-sasl-mechanism-handler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gssapi-sasl-mechanism-handler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task-shutdown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trust-manager-provider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file-based-trust-manager-provider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directory-string-attribute-syntax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root-dse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identity-mapper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exact-match-identity-mapper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synchronization-provider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synchronization-provider-config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ength-based-password-validator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password-generator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random-password-generator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password-policy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jmx-connection-handler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task-import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synchronization-changelog-server-config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backup-directory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backup-info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backup-backend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task-export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task-backup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task-restore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work-queue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traditional-work-queue</text:p>
          </table:table-cell>
          <table:table-cell table:number-columns-repeated="254"/>
        </table:table-row>
        <table:table-row table:style-name="ro2" table:number-rows-repeated="6545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ttribute Syntax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Syntax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3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Syntaxes</text:p>
          </table:table-cell>
          <table:table-cell table:style-name="ce6" table:number-columns-repeated="2"/>
          <table:table-cell table:style-name="ce5" office:value-type="string">
            <text:p>OIDs for Proposed Standard Attribute Syntax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syntax-user-password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syntax-relative-subtree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syntax-absolute-subtree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atching Rul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Matching Rule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4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Matching Rules</text:p>
          </table:table-cell>
          <table:table-cell table:style-name="ce6" table:number-columns-repeated="2"/>
          <table:table-cell table:style-name="ce5" office:value-type="string">
            <text:p>OIDs for Proposed Standard Matching Rul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mr-double-metaphone-approx</text:p>
          </table:table-cell>
          <table:table-cell/>
          <table:table-cell office:value-type="float" office:value="902">
            <text:p>902</text:p>
          </table:table-cell>
          <table:table-cell office:value-type="string">
            <text:p>caseExactIA5SubstringsMatch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mr-user-password-exact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mr-user-password-equality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ntrol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Control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5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Controls</text:p>
          </table:table-cell>
          <table:table-cell table:style-name="ce6" table:number-columns-repeated="2"/>
          <table:table-cell table:style-name="ce5" office:value-type="string">
            <text:p>OIDs for Proposed Standard Control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tended Operation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tended Operation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6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Extended Operations</text:p>
          </table:table-cell>
          <table:table-cell table:style-name="ce6" table:number-columns-repeated="2"/>
          <table:table-cell table:style-name="ce5" office:value-type="string">
            <text:p>OIDs for Proposed Standard Extended Operation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ther OID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General-Use OID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9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"/>
          <table:table-cell table:style-name="ce5" office:value-type="string">
            <text:p>OIDs for Proposed Standar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target-range-address="'Object Classes'.A4:'Object Classes'.B7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24">07/24/2006</text:date>, <text:time>10:3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x86 OpenOffice.org_project/680m124$Build-8945</meta:generator>
    <meta:initial-creator>Neil Wilson</meta:initial-creator>
    <meta:creation-date>2006-02-08T14:07:35</meta:creation-date>
    <dc:creator>Neil Wilson</dc:creator>
    <dc:date>2006-07-24T10:30:50</dc:date>
    <dc:language>en-US</dc:language>
    <meta:editing-cycles>88</meta:editing-cycles>
    <meta:editing-duration>PT12H43M33S</meta:editing-duration>
    <meta:user-defined meta:name="Info 1"/>
    <meta:user-defined meta:name="Info 2"/>
    <meta:user-defined meta:name="Info 3"/>
    <meta:user-defined meta:name="Info 4"/>
    <meta:document-statistic meta:table-count="8" meta:cell-count="797"/>
  </office:meta>
</office:document-meta>
</file>